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0000001B39C8605E6674205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draw:frame draw:style-name="fr1" draw:name="Image1" text:anchor-type="char" svg:width="17cm" svg:height="9.432cm" draw:z-index="0"><draw:image xlink:href="Pictures/1000000000000310000001B39C8605E66742050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3-04T12:14:53.404707084</dc:date>
    <meta:editing-duration>PT1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0.3$Linux_X86_64 LibreOffice_project/b0a288ab3d2d4774cb44b62f04d5d28733ac6df8</meta:generator>
  </office:meta>
</office:document-meta>
</file>